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D6C68287.png" manifest:media-type="image/pn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4.948cm"/>
    </style:style>
    <style:style style:name="Tabella4.B" style:family="table-column">
      <style:table-column-properties style:column-width="5.054cm"/>
    </style:style>
    <style:style style:name="Tabella4.C" style:family="table-column">
      <style:table-column-properties style:column-width="2.593cm"/>
    </style:style>
    <style:style style:name="Tabella4.D" style:family="table-column">
      <style:table-column-properties style:column-width="1.402cm"/>
    </style:style>
    <style:style style:name="Tabella4.E" style:family="table-column">
      <style:table-column-properties style:column-width="5.794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3" style:family="table-row">
      <style:table-row-properties style:min-row-height="0.10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="0.05pt solid #000000"/>
    </style:style>
    <style:style style:name="Tabella2" style:family="table">
      <style:table-properties style:width="5.794cm" table:align="margins"/>
    </style:style>
    <style:style style:name="Tabella2.A" style:family="table-column">
      <style:table-column-properties style:column-width="4.554cm" style:rel-column-width="51506*"/>
    </style:style>
    <style:style style:name="Tabella2.B" style:family="table-column">
      <style:table-column-properties style:column-width="1.24cm" style:rel-column-width="14029*"/>
    </style:style>
    <style:style style:name="Tabella2.A1" style:family="table-cell">
      <style:table-cell-properties fo:background-color="transparent" fo:padding="0.03cm" fo:border="0.05pt solid #cccccc">
        <style:background-image/>
      </style:table-cell-properties>
    </style:style>
    <style:style style:name="Tabella2.A2" style:family="table-cell">
      <style:table-cell-properties fo:background-color="transparent" fo:padding="0.03cm" fo:border-left="0.05pt solid #cccccc" fo:border-right="none" fo:border-top="none" fo:border-bottom="0.05pt solid #cccccc">
        <style:background-image/>
      </style:table-cell-properties>
    </style:style>
    <style:style style:name="Tabella2.B2" style:family="table-cell">
      <style:table-cell-properties fo:background-color="transparent" fo:padding="0.03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8df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bf36b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c366e"/>
    </style:style>
    <style:style style:name="T6" style:family="text">
      <style:text-properties fo:font-weight="normal" officeooo:rsid="003c366e" style:font-weight-asian="normal" style:font-weight-complex="normal"/>
    </style:style>
    <style:style style:name="T7" style:family="text">
      <style:text-properties fo:font-weight="normal" officeooo:rsid="00bf36ba" style:font-weight-asian="normal" style:font-weight-complex="normal"/>
    </style:style>
    <style:style style:name="T8" style:family="text">
      <style:text-properties officeooo:rsid="00b0fb4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tinte prodotti ordinati: <text:span text:style-name="T5"><text:placeholder text:placeholder-type="text">&lt;get_filter(data)&gt;</text:placeholder></text:span></text:p>
      <text:p text:style-name="P6"><text:text-input text:description="&lt;for each=&quot;item, components in load_bom(data)&quot;&gt;">starts for loop</text:text-input></text:p>
      <text:p text:style-name="P16"><text:span text:style-name="T5"><text:placeholder text:placeholder-type="text">&lt;item.default_code&gt;</text:placeholder></text:span><text:span text:style-name="T5"> </text:span><text:span text:style-name="T6"><text:placeholder text:placeholder-type="text">&lt;item.name&gt;</text:placeholder></text:span><text:span text:style-name="T6"> </text:span><text:span text:style-name="T7">[Derivata: </text:span><text:span text:style-name="T6"><text:placeholder text:placeholder-type="text">&lt;item.parent_bom_id.code&gt;</text:placeholder></text:span><text:span text:style-name="T7">] </text:span><text:span text:style-name="T6"><text:placeholder text:placeholder-type="text">&lt;if test="not item.parent_bom_id"&gt;</text:placeholder></text:span><text:span text:style-name="T6"><draw:frame draw:style-name="fr2" draw:name="Immagine2" text:anchor-type="as-char" svg:width="0.33cm" svg:height="0.28cm" draw:z-index="3"><draw:image xlink:href="Pictures/100000000000001C0000001BBB15A4D6.jpg" xlink:type="simple" xlink:show="embed" xlink:actuate="onLoad"/></draw:frame></text:span><text:span text:style-name="T6"><text:placeholder text:placeholder-type="text">&lt;/if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header-rows>
          <table:table-row table:style-name="Tabella4.1">
            <table:table-cell table:style-name="Tabella4.A1" table:number-columns-spanned="3" office:value-type="string">
              <text:p text:style-name="P15">Part<text:span text:style-name="T8">e</text:span></text:p>
            </table:table-cell>
            <table:covered-table-cell/>
            <table:covered-table-cell/>
            <table:table-cell table:style-name="Tabella4.D1" table:number-columns-spanned="2" office:value-type="string">
              <text:p text:style-name="P15">Component<text:span text:style-name="T8">e</text:span> final<text:span text:style-name="T8">e</text:span></text:p>
            </table:table-cell>
            <table:covered-table-cell/>
          </table:table-row>
        </table:table-header-rows>
        <table:table-row table:style-name="Tabella4.1">
          <table:table-cell table:style-name="Tabella4.A2" table:number-columns-spanned="5" office:value-type="string">
            <text:p text:style-name="P3"><text:text-input text:description="&lt;for each=&quot;component, double, placeholder in component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9"><text:span text:style-name="T4"><text:placeholder text:placeholder-type="text">&lt;component.product_id.default_code or '???'&gt;</text:placeholder></text:span><text:span text:style-name="T4"> </text:span><text:placeholder text:placeholder-type="text">&lt;if test="component.dynamic_mask"&gt;</text:placeholder> <draw:frame draw:style-name="fr1" draw:name="Componente sovrascritto " text:anchor-type="as-char" svg:width="0.349cm" svg:height="0.349cm" draw:z-index="1"><draw:image xlink:href="Pictures/100002010000001000000010D6C68287.png" xlink:type="simple" xlink:show="embed" xlink:actuate="onLoad"/></draw:frame><text:placeholder text:placeholder-type="text">&lt;/if&gt;</text:placeholder> <text:placeholder text:placeholder-type="text">&lt;if test="double"&gt;</text:placeholder> <draw:frame draw:style-name="fr2" draw:name="Immagine3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7"><text:placeholder text:placeholder-type="text">&lt;component.category_id.name or ''&gt;</text:placeholder><text:placeholder text:placeholder-type="text">&lt;if test="placeholder"&gt;</text:placeholder> <draw:frame draw:style-name="fr2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8"><text:placeholder text:placeholder-type="text">&lt;component.dynamic_mask or ''&gt;</text:placeholder></text:p>
          </table:table-cell>
          <table:table-cell table:style-name="Tabella4.A3" office:value-type="string">
            <text:p text:style-name="P10"><text:placeholder text:placeholder-type="text">&lt;component.product_qty or 0.0&gt;</text:placeholder></text:p>
          </table:table-cell>
          <table:table-cell table:style-name="Tabella4.A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3"><text:text-input text:description="&lt;for each=&quot;p in component.product_id.half_bom_ids&quot;&gt;">starts for loop</text:text-input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3"><text:placeholder text:placeholder-type="text">&lt;p.product_id.default_code or ''&gt;</text:placeholder></text:p>
                </table:table-cell>
                <table:table-cell table:style-name="Tabella2.B2" office:value-type="string">
                  <text:p text:style-name="P12"><text:placeholder text:placeholder-type="text">&lt;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14"><text:text-input text:description="&lt;/for&gt;">ends for loop</text:text-input>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ella4.A4" table:number-columns-spanned="5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2:47:26.133081464</dc:date>
    <dc:creator>thebrush </dc:creator>
    <meta:editing-duration>PT16H28M31S</meta:editing-duration>
    <meta:editing-cycles>183</meta:editing-cycles>
    <meta:document-statistic meta:table-count="2" meta:image-count="4" meta:object-count="0" meta:page-count="1" meta:paragraph-count="18" meta:word-count="80" meta:character-count="634" meta:non-whitespace-character-count="582"/>
  </office:meta>
</office:document-meta>
</file>